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  <style:font-face style:name="inherit" svg:font-family="inherit"/>
  </office:font-face-decls>
  <office:automatic-styles>
    <style:style style:name="P1" style:family="paragraph" style:parent-style-name="Preformatted_20_Text">
      <style:text-properties fo:font-variant="normal" fo:text-transform="none" fo:color="#202124" loext:opacity="100%" style:font-name="inherit" fo:font-size="21pt" fo:letter-spacing="normal" fo:language="en" fo:country="US" fo:font-style="normal" fo:font-weight="normal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paragraph-rsid="0012cbeb"/>
    </style:style>
    <style:style style:name="P4" style:family="paragraph" style:parent-style-name="Standard">
      <style:text-properties style:font-name="Arial1" fo:font-weight="bold" officeooo:rsid="0012cbeb" officeooo:paragraph-rsid="0012cbeb" style:font-weight-asian="bold" style:font-weight-complex="bold"/>
    </style:style>
    <style:style style:name="P5" style:family="paragraph" style:parent-style-name="Standard">
      <style:text-properties style:font-name="Arial1" fo:font-weight="normal" officeooo:rsid="0012cbeb" officeooo:paragraph-rsid="0012cbeb" style:font-weight-asian="normal" style:font-weight-complex="normal"/>
    </style:style>
    <style:style style:name="P6" style:family="paragraph" style:parent-style-name="Standard">
      <style:text-properties style:font-name="Arial1" officeooo:rsid="0014e7d9" officeooo:paragraph-rsid="0012cbeb"/>
    </style:style>
    <style:style style:name="T1" style:family="text">
      <style:text-properties officeooo:rsid="0012cbeb"/>
    </style:style>
    <style:style style:name="T2" style:family="text">
      <style:text-properties officeooo:rsid="00067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</text:span>esponsiveness</text:p>
      <text:p text:style-name="P2"/>
      <text:p text:style-name="P6">This test suit is focused on <text:span text:style-name="T1">responsiveness and general performance</text:span> validation, checking for all possible users on different scenarios on Sauce Demo website.</text:p>
      <text:p text:style-name="P2"/>
      <text:p text:style-name="P4">TC-1</text:p>
      <text:p text:style-name="P3">Feature: Performance Testing - Load Time</text:p>
      <text:p text:style-name="P3"/>
      <text:p text:style-name="P3">Scenario: Verify website load time for all users</text:p>
      <text:p text:style-name="P3"><text:s text:c="2"/>Given I am a "&lt;user&gt;" accessing the SauceDemo website</text:p>
      <text:p text:style-name="P3"><text:s text:c="2"/>When I access the homepage</text:p>
      <text:p text:style-name="P3"><text:s text:c="2"/>Then the page should load within an ideal time of 2 seconds</text:p>
      <text:p text:style-name="P3"/>
      <text:p text:style-name="P3">Examples:</text:p>
      <text:p text:style-name="P3"><text:s text:c="2"/>| user <text:s text:c="12"/>|</text:p>
      <text:p text:style-name="P3"><text:s text:c="2"/>| standard_user <text:s text:c="3"/>|</text:p>
      <text:p text:style-name="P3"><text:s text:c="2"/>| locked_out_user <text:s/>|</text:p>
      <text:p text:style-name="P3"><text:s text:c="2"/>| problem_user <text:s text:c="4"/>|</text:p>
      <text:p text:style-name="P3"><text:s text:c="2"/>| performance_glitch_user |</text:p>
      <text:p text:style-name="P2"/>
      <text:p text:style-name="P4">TC-2</text:p>
      <text:p text:style-name="P5">Feature: Performance Testing - Checkout Process Response Time</text:p>
      <text:p text:style-name="P5"/>
      <text:p text:style-name="P5">Scenario: Verify the response time during the checkout process for all users</text:p>
      <text:p text:style-name="P5"><text:s text:c="2"/>Given I am a "&lt;user&gt;" logged-in user on the "Cart" page</text:p>
      <text:p text:style-name="P5"><text:s text:c="2"/>When I proceed to checkout</text:p>
      <text:p text:style-name="P5"><text:s text:c="2"/>And I fill in the shipping information with valid details</text:p>
      <text:p text:style-name="P5"><text:s text:c="2"/>And I click the "Continue" button</text:p>
      <text:p text:style-name="P5"><text:s text:c="2"/>Then the page should respond within an ideal time of 2 seconds</text:p>
      <text:p text:style-name="P5"/>
      <text:p text:style-name="P5">Examples:</text:p>
      <text:p text:style-name="P5"><text:s text:c="2"/>| user <text:s text:c="12"/>|</text:p>
      <text:p text:style-name="P5"><text:s text:c="2"/>| standard_user <text:s text:c="3"/>|</text:p>
      <text:p text:style-name="P5"><text:s text:c="2"/>| locked_out_user <text:s/>|</text:p>
      <text:p text:style-name="P5"><text:s text:c="2"/>| problem_user <text:s text:c="4"/>|</text:p>
      <text:p text:style-name="P5"><text:s text:c="2"/>| performance_glitch_user |</text:p>
      <text:p text:style-name="P5"/>
      <text:p text:style-name="P4">TC-3</text:p>
      <text:p text:style-name="P5">Feature: Performance Testing - Add to Cart Response Time</text:p>
      <text:p text:style-name="P5"/>
      <text:p text:style-name="P5">Scenario: Verify the response time when adding a product to the cart for all users</text:p>
      <text:p text:style-name="P5"><text:s text:c="2"/>Given I am a "&lt;user&gt;" logged-in user on the "Products" page</text:p>
      <text:p text:style-name="P5"><text:s text:c="2"/>When I select a product from the list</text:p>
      <text:p text:style-name="P5"><text:s text:c="2"/>And I click the "Add to Cart" button</text:p>
      <text:p text:style-name="P5"><text:s text:c="2"/>Then the cart update should occur within an ideal time of 1 seconds</text:p>
      <text:p text:style-name="P5"/>
      <text:p text:style-name="P5">Examples:</text:p>
      <text:p text:style-name="P5"><text:s text:c="2"/>| user <text:s text:c="12"/>|</text:p>
      <text:p text:style-name="P5"><text:s text:c="2"/>| standard_user <text:s text:c="3"/>|</text:p>
      <text:p text:style-name="P5"><text:s text:c="2"/>| locked_out_user <text:s/>|</text:p>
      <text:p text:style-name="P5"><text:s text:c="2"/>| problem_user <text:s text:c="4"/>|</text:p>
      <text:p text:style-name="P5"><text:s text:c="2"/>| performance_glitch_user |</text:p>
      <text:p text:style-name="P4"><text:soft-page-break/>TC-4</text:p>
      <text:p text:style-name="P5">Feature: Performance Testing - Page Navigation</text:p>
      <text:p text:style-name="P5"/>
      <text:p text:style-name="P5">Scenario: Verify the performance during page navigation for all users</text:p>
      <text:p text:style-name="P5"><text:s text:c="2"/>Given I am a "&lt;user&gt;" on the "Products" page</text:p>
      <text:p text:style-name="P5"><text:s text:c="2"/>When I navigate to different pages (e.g., Cart, Checkout, Home)</text:p>
      <text:p text:style-name="P5"><text:s text:c="2"/>Then each page should load within an ideal time of 2 seconds</text:p>
      <text:p text:style-name="P5"/>
      <text:p text:style-name="P5">Examples:</text:p>
      <text:p text:style-name="P5"><text:s text:c="2"/>| user <text:s text:c="12"/>|</text:p>
      <text:p text:style-name="P5"><text:s text:c="2"/>| standard_user <text:s text:c="3"/>|</text:p>
      <text:p text:style-name="P5"><text:s text:c="2"/>| locked_out_user <text:s/>|</text:p>
      <text:p text:style-name="P5"><text:s text:c="2"/>| problem_user <text:s text:c="4"/>|</text:p>
      <text:p text:style-name="P5"><text:s text:c="2"/>| performance_glitch_user |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4:04:07.752000000</meta:creation-date>
    <dc:date>2023-07-21T14:22:28.608000000</dc:date>
    <meta:editing-duration>PT18M20S</meta:editing-duration>
    <meta:editing-cycles>2</meta:editing-cycles>
    <meta:document-statistic meta:table-count="0" meta:image-count="0" meta:object-count="0" meta:page-count="2" meta:paragraph-count="53" meta:word-count="307" meta:character-count="1936" meta:non-whitespace-character-count="1532"/>
    <meta:generator>LibreOffice/7.5.5.2$Windows_X86_64 LibreOffice_project/ca8fe7424262805f223b9a2334bc7181abbcbf5e</meta:generator>
  </office:meta>
</office:document-meta>
</file>